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78909c"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000000"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78909c"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99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graphic-properties style:protect="size"/>
    </style:style>
    <style:style style:name="pr1"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78909c"/>
      <style:paragraph-properties fo:text-align="start" style:font-independent-line-spacing="true"/>
      <style:text-properties fo:font-size="14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solid" draw:fill-color="#eeeeee"/>
      <style:paragraph-properties fo:text-align="start" style:font-independent-line-spacing="true"/>
      <style:text-properties fo:font-size="14pt"/>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25.36cm" svg:height="1.271cm" svg:x="0.039cm" svg:y="0.02cm">
          <text:p text:style-name="P1"><text:span text:style-name="T1">CSS Cheat Sheet Wire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25.36cm" svg:height="1.397cm" svg:x="0.039cm" svg:y="1.332cm">
          <text:p text:style-name="P1"><text:span text:style-name="T2">"Sed ut perspiciatis unde omnis iste natus error sit voluptatem accusantium doloremque laudantium, totam rem aperiam, eaque ipsa quae ab illo inventore veritatis et quasi architecto beatae vitae dicta sunt explicab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1" draw:text-style-name="P2" draw:layer="layout" svg:width="25.399cm" svg:height="1.185cm" svg:x="0cm" svg:y="13.233cm">
          <text:p text:style-name="P1"><text:span text:style-name="T3">Foo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3" draw:text-style-name="P4" draw:layer="layout" svg:width="6.956cm" svg:height="3.232cm" svg:x="1.002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3" draw:text-style-name="P4" draw:layer="layout" svg:width="6.956cm" svg:height="3.232cm" svg:x="8.952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3" draw:text-style-name="P4" draw:layer="layout" svg:width="6.956cm" svg:height="3.232cm" svg:x="1.002cm" svg:y="8.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3" draw:text-style-name="P4" draw:layer="layout" svg:width="6.956cm" svg:height="3.232cm" svg:x="8.952cm" svg:y="8.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3" draw:text-style-name="P4" draw:layer="layout" svg:width="6.956cm" svg:height="3.232cm" svg:x="17.112cm" svg:y="8.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3" draw:text-style-name="P4" draw:layer="layout" svg:width="6.956cm" svg:height="3.232cm" svg:x="17.112cm" svg:y="3.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4" draw:text-style-name="P5" draw:layer="layout" svg:width="3.477cm" svg:height="1.101cm" svg:x="2.741cm" svg:y="3.304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4" draw:text-style-name="P5" draw:layer="layout" svg:width="3.477cm" svg:height="1.101cm" svg:x="10.691cm" svg:y="3.304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gr4" draw:text-style-name="P5" draw:layer="layout" svg:width="3.477cm" svg:height="1.101cm" svg:x="18.851cm" svg:y="3.304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3" draw:style-name="gr4" draw:text-style-name="P5" draw:layer="layout" svg:width="3.477cm" svg:height="1.101cm" svg:x="2.741cm" svg:y="8.49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3" draw:style-name="gr4" draw:text-style-name="P5" draw:layer="layout" svg:width="3.477cm" svg:height="1.101cm" svg:x="10.691cm" svg:y="8.49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3" draw:style-name="gr4" draw:text-style-name="P5" draw:layer="layout" svg:width="3.477cm" svg:height="1.101cm" svg:x="18.851cm" svg:y="8.49cm">
          <text:p text:style-name="P1"><text:span text:style-name="T4">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3" draw:style-name="gr5" draw:text-style-name="P3" draw:layer="layout" svg:width="6.956cm" svg:height="0.953cm" svg:x="1.002cm" svg:y="4.415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5" draw:text-style-name="P3" draw:layer="layout" svg:width="6.956cm" svg:height="0.953cm" svg:x="17.112cm" svg:y="4.415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5" draw:text-style-name="P3" draw:layer="layout" svg:width="6.956cm" svg:height="0.953cm" svg:x="17.112cm" svg:y="9.602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gr5" draw:text-style-name="P3" draw:layer="layout" svg:width="6.956cm" svg:height="0.953cm" svg:x="8.952cm" svg:y="9.602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3" draw:style-name="gr5" draw:text-style-name="P3" draw:layer="layout" svg:width="6.956cm" svg:height="0.953cm" svg:x="1.002cm" svg:y="9.602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3" draw:style-name="gr5" draw:text-style-name="P3" draw:layer="layout" svg:width="6.956cm" svg:height="0.953cm" svg:x="8.952cm" svg:y="4.415cm">
          <text:p text:style-name="P1"><text:span text:style-name="T2">"At vero eos et accusamus et ius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3" draw:style-name="gr6" draw:text-style-name="P2" draw:layer="layout" svg:width="6.19cm" svg:height="1.111cm" svg:x="1.336cm" svg:y="5.69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6" draw:text-style-name="P2" draw:layer="layout" svg:width="6.19cm" svg:height="1.111cm" svg:x="1.385cm" svg:y="10.656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3" draw:style-name="gr6" draw:text-style-name="P2" draw:layer="layout" svg:width="6.19cm" svg:height="1.111cm" svg:x="9.335cm" svg:y="10.656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6" draw:text-style-name="P2" draw:layer="layout" svg:width="6.19cm" svg:height="1.111cm" svg:x="17.495cm" svg:y="10.656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6" draw:text-style-name="P2" draw:layer="layout" svg:width="6.19cm" svg:height="1.111cm" svg:x="17.495cm" svg:y="5.69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3" draw:style-name="gr6" draw:text-style-name="P2" draw:layer="layout" svg:width="6.19cm" svg:height="1.111cm" svg:x="9.335cm" svg:y="5.69cm">
          <text:p text:style-name="P1"><text:span text:style-name="T4">Code Snipp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3" draw:style-name="gr7" draw:text-style-name="P3" draw:layer="layout" svg:width="25.301cm" svg:height="1.282cm" svg:x="0.069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3" draw:style-name="gr8" draw:text-style-name="P3" draw:layer="layout" svg:width="25.301cm" svg:height="1.282cm" svg:x="0.069cm" svg:y="1.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3" draw:style-name="gr9" draw:text-style-name="P3" draw:layer="layout" svg:width="24.034cm" svg:height="4.264cm" svg:x="0.708cm" svg:y="3.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3" draw:style-name="gr9" draw:text-style-name="P3" draw:layer="layout" svg:width="24.034cm" svg:height="4.432cm" svg:x="0.708cm" svg:y="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gr10" draw:text-style-name="P3" draw:layer="layout" svg:width="7.192cm" svg:height="3.969cm" svg:x="0.983cm" svg:y="3.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3" draw:style-name="gr10" draw:text-style-name="P3" draw:layer="layout" svg:width="7.192cm" svg:height="3.969cm" svg:x="0.983cm" svg:y="8.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3" draw:style-name="gr10" draw:text-style-name="P3" draw:layer="layout" svg:width="7.192cm" svg:height="3.969cm" svg:x="8.88cm" svg:y="3.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3" draw:style-name="gr10" draw:text-style-name="P3" draw:layer="layout" svg:width="7.192cm" svg:height="3.969cm" svg:x="16.994cm" svg:y="3.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gr10" draw:text-style-name="P3" draw:layer="layout" svg:width="7.192cm" svg:height="3.969cm" svg:x="8.88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3" draw:style-name="gr10" draw:text-style-name="P3" draw:layer="layout" svg:width="7.192cm" svg:height="3.969cm" svg:x="16.994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7" draw:text-style-name="P3" draw:layer="layout" svg:width="25.301cm" svg:height="1.282cm" svg:x="0.049cm" svg:y="13.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11"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Ultra_Office/6.2.3.2$Windows_x86 LibreOffice_project/</meta:generator>
    <meta:document-statistic meta:object-count="59"/>
  </office:meta>
</office:document-meta>
</file>